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Text_20_body">The emergency of two-dimensional (2D) materials has attracted broad
interest in a large variety of research fields, inspired by their
unique physic and chemical properties. Recent progress of salable
synthesis of 2D materials paves the way for applications of
liquid-based 2D
material,[Yin_2014,Feng_2016,Surwade_2015,Hern_ndez_2013,Tang_2016]
i.e. the 2D materials are in contact with liquid phase.  To fully
exploit the physics of the interface between 2D materials and liquid
phase, a thorough understanding of the 2D material-liquid interaction,
and in particular, the wettability, is of great importance.
</text:p>
      <text:h text:style-name="Heading_20_1" text:outline-level="1" text:is-list-header="false">
<text:bookmark-start text:name="OrgXref.org218e9ba"/>
<text:bookmark text:name="org218e9ba"/>Current state of 2D-liquid research
<text:bookmark-end text:name="OrgXref.org218e9ba"/></text:h>
      <text:p text:style-name="Text_20_body">ssss
</text:p>
      <text:p text:style-name="Text_20_body">sdfsdfsdf
</text:p>
      <text:p text:style-name="Text_20_body">Bibliography
=============
[Yin_2014] Yin, Li, Yu, Zhang, Zhuhua, Zhou \&amp; Guo, Generating electricity by moving a droplet of ionic  liquid along graphene, &lt;i&gt;{Nature Nanotechnology}&lt;/i&gt;, &lt;b&gt;9(5)&lt;/b&gt;, 378–383 (2014). &lt;a href="http://dx.doi.org/10.1038/nnano.2014.56"&gt;link&lt;/a&gt;. &lt;a href="http://dx.doi.org/10.1038/nnano.2014.56"&gt;doi&lt;/a&gt;.
[Feng_2016] Feng, Graf, Liu, , Ovchinnikov, Dumcenco, , Heiranian, Nandigana, Aluru, Narayana, Kis, Radenovic \&amp; Aleksandra, Single-layer MoS2 nanopores as nanopower generators, &lt;i&gt;{Nature}&lt;/i&gt;, &lt;b&gt;536(7615)&lt;/b&gt;, 197–200 (2016). &lt;a href="http://dx.doi.org/10.1038/nature18593"&gt;link&lt;/a&gt;. &lt;a href="http://dx.doi.org/10.1038/nature18593"&gt;doi&lt;/a&gt;.
[Surwade_2015] Surwade, Smirnov, , Vlassiouk, Unocic, Veith, Gabriel, Dai \&amp; Mahurin, Water desalination using nanoporous single-layer  graphene, &lt;i&gt;{Nature Nanotechnology}&lt;/i&gt;, &lt;b&gt;10(5)&lt;/b&gt;, 459–464 (2015). &lt;a href="http://dx.doi.org/10.1038/nnano.2015.37"&gt;link&lt;/a&gt;. &lt;a href="http://dx.doi.org/10.1038/nnano.2015.37"&gt;doi&lt;/a&gt;.
[Hern_ndez_2013] Hernández, Bennett, , Junkermeier, Tsoi, , Bezares, Stine, Robinson, Jeremy, Lock, Boris, , Pate \&amp; et, Chemical Gradients on Graphene To Drive Droplet  Motion, &lt;i&gt;{ACS Nano}&lt;/i&gt;, &lt;b&gt;7(6)&lt;/b&gt;, 4746–4755 (2013). &lt;a href="http://dx.doi.org/10.1021/nn304267b"&gt;link&lt;/a&gt;. &lt;a href="http://dx.doi.org/10.1021/nn304267b"&gt;doi&lt;/a&gt;.
[Tang_2016] Tang, Wang, Yang, \&amp; He, A Solar Cell That Is Triggered by Sun and Rain, &lt;i&gt;{Angewandte Chemie International Edition}&lt;/i&gt;, &lt;b&gt;55(17)&lt;/b&gt;, 5243–5246 (2016). &lt;a href="http://dx.doi.org/10.1002/anie.201602114"&gt;link&lt;/a&gt;. &lt;a href="http://dx.doi.org/10.1002/anie.201602114"&gt;doi&lt;/a&gt;.
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ian Tian</dc:creator>
    <meta:initial-creator>Tian Tian</meta:initial-creator>
    <meta:generator>Emacs 25.1.1 (Org mode 9.0.3)</meta:generator>
    <meta:keyword/>
    <dc:subject/>
    <dc:title/>
  </office:meta>
</office:document-meta>
</file>